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708in" fo:margin-left="-0.0847in" fo:margin-top="0in" fo:margin-bottom="0in" style:page-number="auto" table:align="left" style:writing-mode="lr-tb"/>
    </style:style>
    <style:style style:name="Table1.A" style:family="table-column">
      <style:table-column-properties style:column-width="3.8972in"/>
    </style:style>
    <style:style style:name="Table1.B" style:family="table-column">
      <style:table-column-properties style:column-width="2.773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6479in" fo:margin-left="-0.0847in" fo:margin-top="0in" fo:margin-bottom="0in" table:align="left" style:writing-mode="lr-tb"/>
    </style:style>
    <style:style style:name="Table2.A" style:family="table-column">
      <style:table-column-properties style:column-width="5.1472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813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2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in" fo:margin-bottom="0in" fo:line-height="100%" fo:orphans="0" fo:widows="0"/>
    </style:style>
    <style:style style:name="P4" style:family="paragraph" style:parent-style-name="Standard">
      <style:paragraph-properties fo:margin-top="0in" fo:margin-bottom="0in" fo:line-height="100%" fo:orphans="0" fo:widows="0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urse number and Lab number</text:p>
          </table:table-cell>
          <table:table-cell table:style-name="Table1.B1" office:value-type="string">
            <text:p text:style-name="P3">CS296N Term Project</text:p>
          </table:table-cell>
        </table:table-row>
        <table:table-row table:style-name="Table1.1">
          <table:table-cell table:style-name="Table1.A1" office:value-type="string">
            <text:p text:style-name="P3">Developer (Person whose code is being reviewed)</text:p>
          </table:table-cell>
          <table:table-cell table:style-name="Table1.B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3">URL for project repository (cloud storage or Git)</text:p>
          </table:table-cell>
          <table:table-cell table:style-name="Table1.B1" office:value-type="string">
            <text:p text:style-name="P3"><text:a xlink:type="simple" xlink:href="https://github.com/insidmal/CS296N/tree/master/Term%20Project" text:style-name="Internet_20_link" text:visited-style-name="Visited_20_Internet_20_Link">https://github.com/insidmal/CS296N/tree/master/Term Project</text:a></text:p>
          </table:table-cell>
        </table:table-row>
        <table:table-row table:style-name="Table1.1">
          <table:table-cell table:style-name="Table1.A1" office:value-type="string">
            <text:p text:style-name="P3">URL for the hosted web app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eviewer and Date</text:p>
          </table:table-cell>
          <table:table-cell table:style-name="Table1.B1" office:value-type="string">
            <text:p text:style-name="P3">John Bell <text:s/>3/17</text:p>
          </table:table-cell>
        </table:table-row>
      </table:table>
      <text:p text:style-name="P4"/>
      <text:p text:style-name="P5">NOTES: <text:span text:style-name="T1">The Seed Data is having concurrency issues, depending on the speed of the system it is running on, it may or may not seed all data the first time – may need to stop and run it again for it to finsih the seed data. <text:s/>This is causing it to sometimes also not get to assigning roles, so I disabled the authentication for the AdminController so roles can be assigned at /Admin/RoleView if necessary</text:span></text:p>
      <text:p text:style-name="P5"><text:span text:style-name="T1"/></text:p>
      <text:p text:style-name="P5"><text:span text:style-name="T1">Test Accounts included in Seed Data:</text:span></text:p>
      <text:p text:style-name="P5"><text:span text:style-name="T1">Admin: </text:span><text:a xlink:type="simple" xlink:href="mailto:contact@conquest-marketing.com" text:style-name="Internet_20_link" text:visited-style-name="Visited_20_Internet_20_Link"><text:span text:style-name="T1">contact@conquest-marketing.com</text:span></text:a><text:span text:style-name="T1"> : testpass</text:span></text:p>
      <text:p text:style-name="P5"><text:span text:style-name="T1">Band Member: </text:span><text:a xlink:type="simple" xlink:href="mailto:bandmember@conquest-marketing.com" text:style-name="Internet_20_link" text:visited-style-name="Visited_20_Internet_20_Link"><text:span text:style-name="T1">bandmember@email.com</text:span></text:a><text:span text:style-name="T1"> : testpass</text:span></text:p>
      <text:p text:style-name="P5"><text:span text:style-name="T1">Member: </text:span><text:a xlink:type="simple" xlink:href="mailto:member@email.com" text:style-name="Internet_20_link" text:visited-style-name="Visited_20_Internet_20_Link"><text:span text:style-name="T1">member@email.com</text:span></text:a><text:span text:style-name="T1"> : testpas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riteria</text:p>
          </table:table-cell>
          <table:table-cell table:style-name="Table2.B1" office:value-type="string">
            <text:p text:style-name="P5">Beta</text:p>
          </table:table-cell>
          <table:table-cell table:style-name="Table2.B1" office:value-type="string">
            <text:p text:style-name="P5">Release</text:p>
          </table:table-cell>
        </table:table-row>
        <table:table-row table:style-name="Table2.1">
          <table:table-cell table:style-name="Table2.A1" office:value-type="string">
            <text:p text:style-name="P3">Does it compile and run without errors?</text:p>
          </table:table-cell>
          <table:table-cell table:style-name="Table2.B1" office:value-type="string">
            <text:p text:style-name="P3">no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>Does the style conform to MVC conventions and our class standards? <text:line-break/>(list any issues below) 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 the design and implementation conform to OOP best practices? (list any issues below) 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es the solution meet all the requirements? (list any issues below)</text:p>
          </table:table-cell>
          <table:table-cell table:style-name="Table2.B1" office:value-type="string">
            <text:p text:style-name="P3">now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</table:table>
      <text:p text:style-name="P2">Comment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style:font-size-asian="11pt" style:language-asian="ar" style:country-asian="SA" style:font-name-complex="Calibri1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  <style:text-properties fo:language="en" fo:country="US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Body_20_Text_20_Char" style:display-name="Body Text Char" style:family="text">
      <style:text-properties style:font-name="Calibri" fo:font-size="11pt" fo:language="en" fo:country="US" style:font-size-asian="11pt" style:language-asian="ar" style:country-asian="SA" style:font-name-complex="Calibri1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Footer_20_Char" style:display-name="Foot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ListLabel_20_1" style:display-name="ListLabel 1" style:family="text">
      <style:text-properties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ode Review Form</text:p>
      </style:header>
      <style:footer>
        <text:p text:style-name="Footer">Written by Brian Bird, for CS296N, Lane Community College, winter 2017, updated spring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editing-cycles>11</meta:editing-cycles>
    <meta:creation-date>2017-03-16T17:31:00</meta:creation-date>
    <dc:date>2018-03-20T20:28:36.96</dc:date>
    <meta:editing-duration>PT6M25S</meta:editing-duration>
    <meta:generator>OpenOffice/4.1.2$Win32 OpenOffice.org_project/412m3$Build-9782</meta:generator>
    <meta:document-statistic meta:table-count="2" meta:image-count="0" meta:object-count="0" meta:page-count="1" meta:paragraph-count="30" meta:word-count="207" meta:character-count="1271"/>
    <meta:user-defined meta:name="AppVersion">15.0000</meta:user-defined>
    <meta:user-defined meta:name="Company">L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